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Source Serif Pro Black1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  <style:font-face style:name="Yu Gothic1" svg:font-family="'Yu Gothi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secondary-fill-color="#ffd700" draw:fill-gradient-name="Sunshine" draw:gradient-step-count="0" draw:textarea-horizontal-align="center" draw:textarea-vertical-align="middle" draw:auto-grow-height="false" draw:fit-to-size="false" style:shrink-to-fit="false" fo:min-height="3.288cm" fo:min-width="7.376cm" fo:padding-top="0.131cm" fo:padding-bottom="0.131cm" fo:padding-left="0.25cm" fo:padding-right="0.25cm" fo:wrap-option="wrap" draw:shadow="hidden" draw:shadow-offset-x="0.212cm" draw:shadow-offset-y="0.212cm" draw:shadow-color="#bf0041" draw:shadow-opacity="10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15.6999998092651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2" style:family="paragraph">
      <loext:graphic-properties draw:fill="gradient" draw:fill-color="#34495e" draw:secondary-fill-color="#ffd700" draw:fill-gradient-name="Sunshine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15.6999998092651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urface Metal" draw:style-name="gr1" draw:text-style-name="P2" draw:layer="layout" svg:width="7.876cm" svg:height="3.549cm" svg:x="2.601cm" svg:y="2.357cm">
          <text:p text:style-name="P1"><text:span text:style-name="T1">METAL</text:span><text:span text:style-name="T2"> </text:span></text:p>
          <draw:enhanced-geometry svg:viewBox="0 0 21600 21600" draw:mirror-horizontal="false" draw:mirror-vertical="false" draw:extrusion="true" draw:extrusion-rotation-angle="-5 0" dr3d:projection="perspective" draw:extrusion-first-light-direction="(-50000 -50000 10000)" draw:extrusion-second-light-direction="(50000 0 10000)" dr3d:shade-mode="flat" draw:extrusion-metal="true" draw:extrusion-specularity="80%" draw:extrusion-diffusion="100%" draw:extrusion-viewpoint="(3.472cm -3.472cm 25cm)" draw:extrusion-origin="0.5 -0.5" draw:extrusion-skew="50 -135" draw:extrusion-depth="2.5cm 0" draw:extrusion-color="tru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Source Serif Pro Black1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  <style:font-face style:name="Yu Gothic1" svg:font-family="'Yu Gothi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6cm" fo:margin-bottom="0cm" fo:text-indent="0cm"/>
      <style:text-properties fo:font-size="18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9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2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3.478cm" svg:x="1cm" svg:y="8.11cm"/>
    </style:handout-master>
    <style:master-page style:name="Default" style:page-layout-name="PM1" draw:style-name="Mdp1">
      <draw:frame presentation:style-name="Default-title" draw:layer="backgroundobjects" svg:width="13.319cm" svg:height="1.753cm" svg:x="0.74cm" svg:y="0.417cm" presentation:class="title" presentation:placeholder="true">
        <draw:text-box/>
      </draw:frame>
      <draw:frame presentation:style-name="Default-outline1" draw:layer="backgroundobjects" svg:width="13.319cm" svg:height="6.089cm" svg:x="0.74cm" svg:y="2.45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6:57:01.160000000</meta:creation-date>
    <meta:editing-duration>PT10M13S</meta:editing-duration>
    <meta:editing-cycles>5</meta:editing-cycles>
    <meta:generator>B2020/7.3.0.0.alpha1$Windows_X86_64 LibreOffice_project/136aca03c7bf33e2fd7b72e1af1d16432804635d</meta:generator>
    <dc:title>24 x 16</dc:title>
    <meta:initial-creator>Regina Henschel</meta:initial-creator>
    <dc:date>2021-11-09T17:18:55.166000000</dc:date>
    <dc:creator>Regina Henschel</dc:creator>
    <meta:document-statistic meta:object-count="12"/>
  </office:meta>
</office:document-meta>
</file>